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T3" style:parent-style-name="DefaultParagraphFont" style:family="text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T5" style:parent-style-name="DefaultParagraphFont" style:family="text">
      <style:text-properties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<text:line-break/><text:span text:style-name="T2">Display “What is the room’s width?”</text:span><text:line-break/><text:span text:style-name="T3">Input width</text:span></text:p>
      <text:p text:style-name="P4">Display “What is the room’s length?”<text:line-break/>Input length</text:p>
      <text:p text:style-name="Standard"><text:span text:style-name="T5">area = width x length</text:span><text:span text:style-name="T6"><text:line-break/>Display are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ndall fine</dc:creator>
    <meta:creation-date>2018-10-26T19:45:00Z</meta:creation-date>
    <dc:date>2018-10-26T19:45:00Z</dc:date>
    <meta:template xlink:href="Normal.dotm" xlink:type="simple"/>
    <meta:editing-cycles>3</meta:editing-cycles>
    <meta:editing-duration>PT0S</meta:editing-duration>
    <meta:document-statistic meta:page-count="1" meta:paragraph-count="1" meta:word-count="20" meta:character-count="133" meta:row-count="1" meta:non-whitespace-character-count="114"/>
  </office:meta>
</office:document-meta>
</file>